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1f29" officeooo:paragraph-rsid="00071f29"/>
    </style:style>
    <style:style style:name="P2" style:family="paragraph" style:parent-style-name="Standard">
      <style:text-properties officeooo:rsid="000861b3" officeooo:paragraph-rsid="000861b3"/>
    </style:style>
    <style:style style:name="P3" style:family="paragraph" style:parent-style-name="Standard">
      <style:text-properties officeooo:rsid="0008df64" officeooo:paragraph-rsid="0008df64"/>
    </style:style>
    <style:style style:name="T1" style:family="text">
      <style:text-properties officeooo:rsid="000861b3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es……</text:p>
      <text:p text:style-name="P1">intergrations</text:p>
      <text:p text:style-name="P1">first import numpy</text:p>
      <text:p text:style-name="P1">define a and b </text:p>
      <text:p text:style-name="P1">number of steps(n=100)</text:p>
      <text:p text:style-name="P2">delta=(b-a)/n</text:p>
      <text:p text:style-name="P1">x=np.range(a,b,<text:span text:style-name="T1">delta</text:span>)</text:p>
      <text:p text:style-name="P2">y=x**2</text:p>
      <text:p text:style-name="P2">tot=0.0</text:p>
      <text:p text:style-name="P2">for I in range (len(x)):</text:p>
      <text:p text:style-name="P2"><text:s text:c="6"/>tot=tot+y[i]*delta</text:p>
      <text:p text:style-name="P2"/>
      <text:p text:style-name="P2">print tot</text:p>
      <text:p text:style-name="P1"/>
      <text:p text:style-name="P2">*SIMPSON'S RULE</text:p>
      <text:p text:style-name="P3">we have odd number of points</text:p>
      <text:p text:style-name="P3">*4<text:span text:style-name="T2">th</text:span> ORDER <text:s/>RUNGE-KUTTE</text:p>
      <text:p text:style-name="P3">*RK4 RECIPE</text:p>
      <text:p text:style-name="P3">*FOURIER TRANSFORM</text:p>
      <text:p text:style-name="P3">*DFT (discrete FT)</text:p>
      <text:p text:style-name="P3"/>
      <text:p text:style-name="P3"/>
      <text:p text:style-name="P1">#notes {checking the type you just “type (n)”}</text:p>
      <text:p text:style-name="P1"><text:s/></text:p>
      <text:p text:style-name="P2">#intiger and a float becomes a float</text:p>
      <text:p text:style-name="P2"/>
      <text:p text:style-name="P2">#checking the first five values of x [0:5] and last five values [-5:]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0:48:19.364053816</meta:creation-date>
    <dc:date>2016-04-14T11:52:29.229199214</dc:date>
    <meta:editing-duration>PT2M38S</meta:editing-duration>
    <meta:editing-cycles>1</meta:editing-cycles>
    <meta:document-statistic meta:table-count="0" meta:image-count="0" meta:object-count="0" meta:page-count="1" meta:paragraph-count="22" meta:word-count="70" meta:character-count="444" meta:non-whitespace-character-count="386"/>
    <meta:generator>LibreOffice/5.0.2.2$Linux_X86_64 LibreOffice_project/00m0$Build-2</meta:generator>
  </office:meta>
</office:document-meta>
</file>